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Default" style:master-page-name="MP0" style:family="paragraph">
      <style:paragraph-properties fo:break-before="page"/>
    </style:style>
  </office:automatic-styles>
  <office:body>
    <office:text text:use-soft-page-breaks="true">
      <text:p text:style-name="P1"><text:s/>1 <text:s/></text:p>
      <text:p text:style-name="Default"><text:s/>2 <text:s/><text:span text:style-name="style2">//ct no.1</text:span></text:p>
      <text:p text:style-name="Default"><text:s/>3 <text:s/><text:span text:style-name="style2">//140226</text:span></text:p>
      <text:p text:style-name="Default"><text:s/>4 <text:s/><text:span text:style-name="style9">#include&lt;stdio.h&gt;</text:span></text:p>
      <text:p text:style-name="Default"><text:s/>5 <text:s/><text:span text:style-name="style5">int<text:s/></text:span><text:span text:style-name="style11">main</text:span><text:span text:style-name="style10">()</text:span></text:p>
      <text:p text:style-name="Default"><text:s/>6 <text:s text:c="2"/><text:span text:style-name="style10">{</text:span></text:p>
      <text:p text:style-name="Default"><text:s/>7 <text:s text:c="6"/><text:span text:style-name="style5">int<text:s/></text:span><text:span text:style-name="style11">x</text:span><text:span text:style-name="style10">,</text:span><text:span text:style-name="style11">i</text:span><text:span text:style-name="style10">,</text:span><text:span text:style-name="style11">n</text:span><text:span text:style-name="style10">,</text:span><text:span text:style-name="style11">sum</text:span><text:span text:style-name="style10">=</text:span><text:span text:style-name="style4">1</text:span><text:span text:style-name="style10">;</text:span></text:p>
      <text:p text:style-name="Default"><text:s/>8 <text:s text:c="6"/><text:span text:style-name="style11">scanf</text:span><text:span text:style-name="style10">(</text:span><text:span text:style-name="style6">"%d"</text:span><text:span text:style-name="style10">,&amp;</text:span><text:span text:style-name="style11">n</text:span><text:span text:style-name="style10">);</text:span></text:p>
      <text:p text:style-name="Default"><text:s/>9 <text:s text:c="6"/><text:span text:style-name="style11">printf</text:span><text:span text:style-name="style10">(</text:span><text:span text:style-name="style6">"1"</text:span><text:span text:style-name="style10">);</text:span></text:p>
      <text:p text:style-name="Default">10 <text:s text:c="6"/><text:span text:style-name="style5">for</text:span><text:span text:style-name="style10">(</text:span><text:span text:style-name="style11">i</text:span><text:span text:style-name="style10">=</text:span><text:span text:style-name="style4">2</text:span><text:span text:style-name="style10">;</text:span><text:span text:style-name="style11">i</text:span><text:span text:style-name="style10">&lt;=</text:span><text:span text:style-name="style11">n</text:span><text:span text:style-name="style10">;</text:span><text:span text:style-name="style11">i</text:span><text:span text:style-name="style10">++)</text:span></text:p>
      <text:p text:style-name="Default">11 <text:s text:c="9"/><text:span text:style-name="style10">{</text:span></text:p>
      <text:p text:style-name="Default">12 <text:s text:c="13"/><text:span text:style-name="style5">for</text:span><text:span text:style-name="style10">(</text:span><text:span text:style-name="style5">int<text:s/></text:span><text:span text:style-name="style11">j</text:span><text:span text:style-name="style10">=</text:span><text:span text:style-name="style4">1</text:span><text:span text:style-name="style10">;</text:span><text:span text:style-name="style11">j</text:span><text:span text:style-name="style10">&lt;=</text:span><text:span text:style-name="style11">i</text:span><text:span text:style-name="style10">;</text:span><text:span text:style-name="style11">j</text:span><text:span text:style-name="style10">++)</text:span></text:p>
      <text:p text:style-name="Default">13 <text:s text:c="16"/><text:span text:style-name="style10">{</text:span></text:p>
      <text:p text:style-name="Default">14 <text:s text:c="18"/><text:span text:style-name="style11">printf</text:span><text:span text:style-name="style10">(</text:span><text:span text:style-name="style6">"+%d"</text:span><text:span text:style-name="style10">,</text:span><text:span text:style-name="style11">j</text:span><text:span text:style-name="style10">);</text:span></text:p>
      <text:p text:style-name="Default">15 <text:s text:c="18"/><text:span text:style-name="style11">sum</text:span><text:span text:style-name="style10">=</text:span><text:span text:style-name="style11">sum</text:span><text:span text:style-name="style10">+</text:span><text:span text:style-name="style11">j</text:span><text:span text:style-name="style10">;</text:span></text:p>
      <text:p text:style-name="Default">16 <text:s text:c="16"/><text:span text:style-name="style10">}</text:span></text:p>
      <text:p text:style-name="Default">17 <text:s text:c="10"/><text:span text:style-name="style10">}</text:span></text:p>
      <text:p text:style-name="Default">18 <text:s text:c="10"/><text:span text:style-name="style11">printf</text:span><text:span text:style-name="style10">(</text:span><text:span text:style-name="style6">"=%d"</text:span><text:span text:style-name="style10">,</text:span><text:span text:style-name="style11">sum</text:span><text:span text:style-name="style10">);</text:span></text:p>
      <text:p text:style-name="Default">19 <text:s text:c="5"/><text:span text:style-name="style10">}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simple" style:text-autospace="none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Default" style:display-name="Default" style:family="paragraph">
      <style:text-properties style:font-name="Courier New" fo:font-size="14pt" style:font-size-asian="14pt" fo:hyphenate="false"/>
    </style:style>
    <style:style style:name="style0" style:display-name="style0" style:family="text">
      <style:text-properties style:font-name="Courier New" fo:color="#000000" fo:background-color="#FFFFFF"/>
    </style:style>
    <style:style style:name="style11" style:display-name="style11" style:family="text">
      <style:text-properties style:font-name="Courier New" fo:color="#000000" fo:background-color="#FFFFFF"/>
    </style:style>
    <style:style style:name="style64" style:display-name="style64" style:family="text">
      <style:text-properties style:font-name="Courier New" fo:color="#C8C8C8"/>
    </style:style>
    <style:style style:name="style72" style:display-name="style72" style:family="text">
      <style:text-properties style:font-name="Courier New" fo:color="#C8C8C8"/>
    </style:style>
    <style:style style:name="style75" style:display-name="style75" style:family="text">
      <style:text-properties style:font-name="Courier New" fo:color="#C8C8C8"/>
    </style:style>
    <style:style style:name="style1" style:display-name="style1" style:family="text">
      <style:text-properties style:font-name="Courier New" fo:color="#A0A0A0"/>
    </style:style>
    <style:style style:name="style23" style:display-name="style23" style:family="text">
      <style:text-properties style:font-name="Courier New" fo:color="#A0A0A0"/>
    </style:style>
    <style:style style:name="style65" style:display-name="style65" style:family="text">
      <style:text-properties style:font-name="Courier New" fo:color="#A0A0A0"/>
    </style:style>
    <style:style style:name="style87" style:display-name="style87" style:family="text">
      <style:text-properties style:font-name="Courier New" fo:color="#A0A0A0"/>
    </style:style>
    <style:style style:name="style2" style:display-name="style2" style:family="text">
      <style:text-properties style:font-name="Courier New" fo:color="#BEBEE6"/>
    </style:style>
    <style:style style:name="style66" style:display-name="style66" style:family="text">
      <style:text-properties style:font-name="Courier New" fo:color="#BEBEE6"/>
    </style:style>
    <style:style style:name="style3" style:display-name="style3" style:family="text">
      <style:text-properties style:font-name="Courier New" fo:font-weight="bold" style:font-weight-asian="bold" fo:color="#8080FF"/>
    </style:style>
    <style:style style:name="style67" style:display-name="style67" style:family="text">
      <style:text-properties style:font-name="Courier New" fo:font-weight="bold" style:font-weight-asian="bold" fo:color="#8080FF"/>
    </style:style>
    <style:style style:name="style15" style:display-name="style15" style:family="text">
      <style:text-properties style:font-name="Courier New" fo:font-weight="bold" style:font-weight-asian="bold" fo:color="#8080FF"/>
    </style:style>
    <style:style style:name="style79" style:display-name="style79" style:family="text">
      <style:text-properties style:font-name="Courier New" fo:font-weight="bold" style:font-weight-asian="bold" fo:color="#8080FF"/>
    </style:style>
    <style:style style:name="style17" style:display-name="style17" style:family="text">
      <style:text-properties style:font-name="Courier New" fo:color="#008080"/>
    </style:style>
    <style:style style:name="style81" style:display-name="style81" style:family="text">
      <style:text-properties style:font-name="Courier New" fo:color="#008080"/>
    </style:style>
    <style:style style:name="style18" style:display-name="style18" style:family="text">
      <style:text-properties style:font-name="Courier New" fo:color="#800000"/>
    </style:style>
    <style:style style:name="style82" style:display-name="style82" style:family="text">
      <style:text-properties style:font-name="Courier New" fo:color="#800000"/>
    </style:style>
    <style:style style:name="style4" style:display-name="style4" style:family="text">
      <style:text-properties style:font-name="Courier New" fo:color="#F000F0"/>
    </style:style>
    <style:style style:name="style68" style:display-name="style68" style:family="text">
      <style:text-properties style:font-name="Courier New" fo:color="#F0C8F0"/>
    </style:style>
    <style:style style:name="style5" style:display-name="style5" style:family="text">
      <style:text-properties style:font-name="Courier New" fo:font-weight="bold" style:font-weight-asian="bold" fo:color="#0000A0"/>
    </style:style>
    <style:style style:name="style69" style:display-name="style69" style:family="text">
      <style:text-properties style:font-name="Courier New" fo:font-weight="bold" style:font-weight-asian="bold" fo:color="#8787C8"/>
    </style:style>
    <style:style style:name="style16" style:display-name="style16" style:family="text">
      <style:text-properties style:font-name="Courier New" fo:font-weight="bold" style:font-weight-asian="bold" fo:color="#00A000"/>
    </style:style>
    <style:style style:name="style80" style:display-name="style80" style:family="text">
      <style:text-properties style:font-name="Courier New" fo:font-weight="bold" style:font-weight-asian="bold" fo:color="#9AC89A"/>
    </style:style>
    <style:style style:name="style19" style:display-name="style19" style:family="text">
      <style:text-properties style:font-name="Courier New" fo:font-weight="bold" style:font-weight-asian="bold" fo:color="#BE00BE"/>
    </style:style>
    <style:style style:name="style83" style:display-name="style83" style:family="text">
      <style:text-properties style:font-name="Courier New" fo:font-weight="bold" style:font-weight-asian="bold" fo:color="#BE89BE"/>
    </style:style>
    <style:style style:name="style6" style:display-name="style6" style:family="text">
      <style:text-properties style:font-name="Courier New" fo:color="#0000FF"/>
    </style:style>
    <style:style style:name="style12" style:display-name="style12" style:family="text">
      <style:text-properties style:font-name="Courier New" fo:color="#0000FF"/>
    </style:style>
    <style:style style:name="style70" style:display-name="style70" style:family="text">
      <style:text-properties style:font-name="Courier New" fo:color="#BEBEFF"/>
    </style:style>
    <style:style style:name="style76" style:display-name="style76" style:family="text">
      <style:text-properties style:font-name="Courier New" fo:color="#BEBEFF"/>
    </style:style>
    <style:style style:name="style7" style:display-name="style7" style:family="text">
      <style:text-properties style:font-name="Courier New" fo:color="#E0A000"/>
    </style:style>
    <style:style style:name="style71" style:display-name="style71" style:family="text">
      <style:text-properties style:font-name="Courier New" fo:color="#E0CE9F"/>
    </style:style>
    <style:style style:name="style8" style:display-name="style8" style:family="text">
      <style:text-properties style:font-name="Courier New" fo:color="#000000"/>
    </style:style>
    <style:style style:name="style9" style:display-name="style9" style:family="text">
      <style:text-properties style:font-name="Courier New" fo:color="#00A000"/>
    </style:style>
    <style:style style:name="style73" style:display-name="style73" style:family="text">
      <style:text-properties style:font-name="Courier New" fo:color="#84A084"/>
    </style:style>
    <style:style style:name="style10" style:display-name="style10" style:family="text">
      <style:text-properties style:font-name="Courier New" fo:color="#FF0000"/>
    </style:style>
    <style:style style:name="style74" style:display-name="style74" style:family="text">
      <style:text-properties style:font-name="Courier New" fo:color="#FFC8C8"/>
    </style:style>
    <style:style style:name="style34" style:display-name="style34" style:family="text">
      <style:text-properties style:font-name="Courier New" fo:font-weight="bold" style:font-weight-asian="bold" fo:color="#000000" fo:background-color="#80FFFF"/>
    </style:style>
    <style:style style:name="style35" style:display-name="style35" style:family="text">
      <style:text-properties style:font-name="Courier New" fo:font-weight="bold" style:font-weight-asian="bold" fo:color="#FFFFFF" fo:background-color="#FF0000"/>
    </style:style>
    <style:style style:name="style50" style:display-name="style50" style:family="text">
      <style:text-properties style:font-name="Courier New" fo:font-style="italic" style:font-style-asian="italic" fo:color="#404080"/>
    </style:style>
    <style:style style:name="style114" style:display-name="style114" style:family="text">
      <style:text-properties style:font-name="Courier New" fo:font-style="italic" style:font-style-asian="italic" fo:color="#8585AC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title>Source file exported from Code::Blocks Source Exporter plugin</dc:title>
    <dc:creator>Farhad Hossain</dc:creator>
    <meta:creation-date>2015-04-20T13:23:00Z</meta:creation-date>
    <dc:date>2015-04-20T13:26:00Z</dc:date>
    <meta:template xlink:href="Normal" xlink:type="simple"/>
    <meta:editing-cycles>2</meta:editing-cycles>
    <meta:editing-duration>PT180S</meta:editing-duration>
    <meta:document-statistic meta:page-count="1" meta:paragraph-count="1" meta:word-count="59" meta:character-count="396" meta:row-count="2" meta:non-whitespace-character-count="338"/>
  </office:meta>
</office:document-meta>
</file>